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TableColumn11" style:family="table-column">
      <style:table-column-properties style:column-width="1.6312in"/>
    </style:style>
    <style:style style:name="TableColumn12" style:family="table-column">
      <style:table-column-properties style:column-width="1.6312in"/>
    </style:style>
    <style:style style:name="TableColumn13" style:family="table-column">
      <style:table-column-properties style:column-width="1.6312in"/>
    </style:style>
    <style:style style:name="Table10" style:family="table">
      <style:table-properties style:width="4.8937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left="0.4916in" fo:text-indent="0.4916in">
        <style:tab-stops/>
      </style:paragraph-properties>
    </style:style>
    <style:style style:name="P42" style:parent-style-name="Normal" style:family="paragraph">
      <style:paragraph-properties fo:margin-left="0.4916in" fo:text-indent="0.4916in">
        <style:tab-stops/>
      </style:paragraph-properties>
    </style:style>
    <style:style style:name="T43" style:parent-style-name="Policepardéfaut" style:family="text">
      <style:text-properties style:font-name="Segoe UI Symbol" style:font-name-complex="Segoe UI Symbol"/>
    </style:style>
    <style:style style:name="P44" style:parent-style-name="Normal" style:family="paragraph">
      <style:paragraph-properties fo:margin-left="0.4916in" fo:text-indent="0.4916in">
        <style:tab-stops/>
      </style:paragraph-properties>
    </style:style>
    <style:style style:name="T45" style:parent-style-name="Policepardéfaut" style:family="text">
      <style:text-properties style:font-name="Segoe UI Symbol" style:font-name-complex="Segoe UI Symbol"/>
    </style:style>
    <style:style style:name="P46" style:parent-style-name="Normal" style:family="paragraph">
      <style:paragraph-properties fo:margin-left="0.4916in" fo:text-indent="0.4916in">
        <style:tab-stops/>
      </style:paragraph-properties>
    </style:style>
    <style:style style:name="P47" style:parent-style-name="Normal" style:family="paragraph">
      <style:paragraph-properties fo:margin-left="0.4916in" fo:text-indent="0.4916in">
        <style:tab-stops/>
      </style:paragraph-properties>
    </style:style>
    <style:style style:name="P48" style:parent-style-name="Paragraphedeliste" style:list-style-name="LFO3" style:family="paragraph"/>
    <style:style style:name="P49" style:parent-style-name="Paragraphedeliste" style:list-style-name="LFO3" style:family="paragraph"/>
    <style:style style:name="P50" style:parent-style-name="Paragraphedeliste" style:list-style-name="LFO3" style:family="paragraph"/>
    <style:style style:name="P51" style:parent-style-name="Paragraphedeliste" style:list-style-name="LFO3" style:family="paragraph"/>
    <style:style style:name="P52" style:parent-style-name="Normal" style:family="paragraph">
      <style:paragraph-properties fo:margin-left="0.4916in" fo:text-indent="0.4916in">
        <style:tab-stops/>
      </style:paragraph-properties>
    </style:style>
    <style:style style:name="P53" style:parent-style-name="Paragraphedeliste" style:list-style-name="LFO4" style:family="paragraph"/>
    <style:style style:name="P54" style:parent-style-name="Paragraphedeliste" style:list-style-name="LFO4" style:family="paragraph"/>
    <style:style style:name="P55" style:parent-style-name="Paragraphedeliste" style:list-style-name="LFO4" style:family="paragraph"/>
    <style:style style:name="P56" style:parent-style-name="Paragraphedeliste" style:list-style-name="LFO5" style:family="paragraph"/>
    <style:style style:name="P57" style:parent-style-name="Paragraphedeliste" style:list-style-name="LFO5" style:family="paragraph"/>
    <style:style style:name="P58" style:parent-style-name="Paragraphedeliste" style:list-style-name="LFO5" style:family="paragraph"/>
    <style:style style:name="P59" style:parent-style-name="Paragraphedeliste" style:list-style-name="LFO5" style:family="paragraph"/>
    <style:style style:name="P60" style:parent-style-name="Paragraphedeliste" style:list-style-name="LFO5" style:family="paragraph"/>
    <style:style style:name="P61" style:parent-style-name="Paragraphedeliste" style:list-style-name="LFO5" style:family="paragraph"/>
    <style:style style:name="P62" style:parent-style-name="Paragraphedeliste" style:list-style-name="LFO5" style:family="paragraph"/>
    <style:style style:name="P63" style:parent-style-name="Paragraphedeliste" style:list-style-name="LFO5" style:family="paragraph"/>
  </office:automatic-styles>
  <office:body>
    <office:text text:use-soft-page-breaks="true">
      <text:p text:style-name="P1"><text:span text:style-name="T2">📄</text:span><text:s/>RAPPORT RÉDIGÉ – Projet ETL Retail</text:p>
      <text:p text:style-name="Sous-titre">Clément PAVAGEAU</text:p>
      <text:h text:style-name="Titre1" text:outline-level="1">1. Introduction</text:h>
      <text:p text:style-name="Normal">Dans le cadre du projet ETL, j'ai travaillé sur un jeu de données contenant des informations de ventes d’une entreprise de retail.</text:p>
      <text:p text:style-name="Normal">L’objectif était de nettoyer les données, corriger les anomalies, gérer les erreurs et appliquer des transformations afin d’obtenir un dataset exploitable et fiable.</text:p>
      <text:h text:style-name="Titre1" text:outline-level="1">2. Analyse initiale des données</text:h>
      <text:p text:style-name="Normal">Après exploration du dataset, plusieurs problèmes ont été identifiés :</text:p>
      <text:list text:style-name="LFO1" text:continue-numbering="true">
        <text:list-item>
          <text:p text:style-name="P3">Présence de valeurs manquantes dans :</text:p>
          <text:list text:continue-numbering="true">
            <text:list-item>
              <text:p text:style-name="P4">Nom_produit</text:p>
            </text:list-item>
            <text:list-item>
              <text:p text:style-name="P5">Quantite_vendue</text:p>
            </text:list-item>
            <text:list-item>
              <text:p text:style-name="P6">Prix_unitaire</text:p>
            </text:list-item>
          </text:list>
        </text:list-item>
        <text:list-item>
          <text:p text:style-name="P7">Présence de quantités nulles (0)</text:p>
        </text:list-item>
        <text:list-item>
          <text:p text:style-name="P8">Présence potentielle de doublons</text:p>
        </text:list-item>
        <text:list-item>
          <text:p text:style-name="P9">Données brutes non exploitables directement</text:p>
        </text:list-item>
      </text:list>
      <text:p text:style-name="Normal">Une analyse statistique (describe(), isnull(), duplicated()) a permis de confirmer ces anomalies.</text:p>
      <text:h text:style-name="Titre1" text:outline-level="1">3. Traitement des valeurs manquantes</text:h>
      <text:p text:style-name="Normal">Stratégies appliquées :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olonne</text:p>
          </table:table-cell>
          <table:table-cell table:style-name="TableCell17">
            <text:p text:style-name="P18">Traitement</text:p>
          </table:table-cell>
          <table:table-cell table:style-name="TableCell19">
            <text:p text:style-name="P20">Justification</text:p>
          </table:table-cell>
        </table:table-row>
        <table:table-row table:style-name="TableRow21">
          <table:table-cell table:style-name="TableCell22">
            <text:p text:style-name="P23">Nom_produit</text:p>
          </table:table-cell>
          <table:table-cell table:style-name="TableCell24">
            <text:p text:style-name="P25">Remplacement par "Inconnu"</text:p>
          </table:table-cell>
          <table:table-cell table:style-name="TableCell26">
            <text:p text:style-name="P27">Donnée catégorielle</text:p>
          </table:table-cell>
        </table:table-row>
        <table:table-row table:style-name="TableRow28">
          <table:table-cell table:style-name="TableCell29">
            <text:p text:style-name="P30">Quantite_vendue</text:p>
          </table:table-cell>
          <table:table-cell table:style-name="TableCell31">
            <text:p text:style-name="P32">Remplacement par médiane</text:p>
          </table:table-cell>
          <table:table-cell table:style-name="TableCell33">
            <text:p text:style-name="P34">Robuste aux valeurs extrêmes</text:p>
          </table:table-cell>
        </table:table-row>
        <table:table-row table:style-name="TableRow35">
          <table:table-cell table:style-name="TableCell36">
            <text:p text:style-name="P37">Prix_unitaire</text:p>
          </table:table-cell>
          <table:table-cell table:style-name="TableCell38">
            <text:p text:style-name="P39">Remplacement par médiane</text:p>
          </table:table-cell>
          <table:table-cell table:style-name="TableCell40">
            <text:p text:style-name="Normal">Évite impact des valeurs atypiques</text:p>
          </table:table-cell>
        </table:table-row>
      </table:table>
      <text:p text:style-name="Normal"/>
      <text:soft-page-break/>
      <text:p text:style-name="Normal">La médiane a été préférée à la moyenne car elle est moins sensible aux valeurs aberrantes.</text:p>
      <text:h text:style-name="Titre1" text:outline-level="1">4. Gestion des valeurs aberrantes</text:h>
      <text:p text:style-name="Normal">Les quantités nulles ou négatives ont été supprimées :</text:p>
      <text:p text:style-name="P41">df = df[df["Quantite_vendue"] &gt; 0]</text:p>
      <text:p text:style-name="Normal">Cela garantit la cohérence métier (une vente ne peut pas avoir une quantité ≤ 0).</text:p>
      <text:h text:style-name="Titre1" text:outline-level="1">5. Suppression des doublons</text:h>
      <text:p text:style-name="Normal">Les enregistrements dupliqués ont été supprimés via :</text:p>
      <text:p text:style-name="P42">df = df.drop_duplicates()</text:p>
      <text:p text:style-name="Normal">Cela permet d’éviter un double comptage du chiffre d’affaires.</text:p>
      <text:h text:style-name="Titre1" text:outline-level="1">6. Transformations appliquées</text:h>
      <text:p text:style-name="Normal">Deux transformations principales ont été réalisées :</text:p>
      <text:p text:style-name="Normal">1️<text:span text:style-name="T43">⃣</text:span><text:s/>Ajout d’une colonne Chiffre d’affaires</text:p>
      <text:p text:style-name="P44">df["Chiffre_affaires"] = df["Quantite_vendue"] * df["Prix_unitaire"]</text:p>
      <text:p text:style-name="Normal">Cette transformation permet de calculer la valeur financière de chaque vente.</text:p>
      <text:p text:style-name="Normal">2️<text:span text:style-name="T45">⃣</text:span><text:s/>Normalisation du prix</text:p>
      <text:p text:style-name="P46">df["Prix_normalise"] = (</text:p>
      <text:p text:style-name="Normal">  <text:s text:c="2"/><text:tab/><text:tab/>(df["Prix_unitaire"] - df["Prix_unitaire"].min()) /</text:p>
      <text:p text:style-name="Normal"> <text:s/><text:tab/><text:tab/><text:s text:c="2"/>(df["Prix_unitaire"].max() - df["Prix_unitaire"].min())</text:p>
      <text:p text:style-name="P47">)</text:p>
      <text:p text:style-name="Normal">Cette normalisation met les prix sur une échelle entre 0 et 1, facilitant les futures analyses statistiques ou modèles de machine learning.</text:p>
      <text:p text:style-name="Normal"/>
      <text:h text:style-name="Titre1" text:outline-level="1">7. Validation et contrôle qualité</text:h>
      <text:p text:style-name="Normal">Après traitement :</text:p>
      <text:list text:style-name="LFO3" text:continue-numbering="true">
        <text:list-item>
          <text:p text:style-name="P48">0 valeurs manquantes restantes</text:p>
        </text:list-item>
        <text:list-item>
          <text:p text:style-name="P49">0 doublons</text:p>
        </text:list-item>
        <text:list-item>
          <text:p text:style-name="P50">Suppression des valeurs incohérentes</text:p>
        </text:list-item>
        <text:list-item>
          <text:p text:style-name="P51">Dataset cohérent et exploitable</text:p>
        </text:list-item>
      </text:list>
      <text:p text:style-name="Normal">Une validation automatique a été ajoutée :</text:p>
      <text:p text:style-name="P52">assert df.isnull().sum().sum() == 0</text:p>
      <text:p text:style-name="Normal">Si une erreur subsiste, le script s’arrête automatiquement.</text:p>
      <text:h text:style-name="Titre1" text:outline-level="1">8. Gestion des erreurs</text:h>
      <text:p text:style-name="Normal">Un système de journalisation (logging) a été mis en place :</text:p>
      <text:list text:style-name="LFO4" text:continue-numbering="true">
        <text:list-item>
          <text:p text:style-name="P53">Gestion des erreurs de lecture du fichier</text:p>
        </text:list-item>
        <text:list-item>
          <text:p text:style-name="P54">Journalisation des étapes du pipeline</text:p>
        </text:list-item>
        <text:list-item>
          <text:p text:style-name="P55">Création d’un fichier etl.log</text:p>
        </text:list-item>
      </text:list>
      <text:p text:style-name="Normal">Cela garantit la traçabilité du traitement.</text:p>
      <text:h text:style-name="Titre1" text:outline-level="1">9. Conclusion</text:h>
      <text:p text:style-name="Normal">Le pipeline ETL développé permet :</text:p>
      <text:list text:style-name="LFO5" text:continue-numbering="true">
        <text:list-item>
          <text:p text:style-name="P56">D’assurer la qualité des données</text:p>
        </text:list-item>
        <text:list-item>
          <text:p text:style-name="P57">De supprimer les incohérences</text:p>
        </text:list-item>
        <text:list-item>
          <text:p text:style-name="P58">D’enrichir les données via des transformations métier</text:p>
        </text:list-item>
        <text:list-item>
          <text:p text:style-name="P59">De produire un fichier propre prêt à l’analyse</text:p>
        </text:list-item>
      </text:list>
      <text:p text:style-name="Normal">Le projet respecte les bonnes pratiques :</text:p>
      <text:list text:style-name="LFO5" text:continue-numbering="true">
        <text:list-item>
          <text:p text:style-name="P60">Modularité</text:p>
        </text:list-item>
        <text:list-item>
          <text:p text:style-name="P61">Validation</text:p>
        </text:list-item>
        <text:list-item>
          <text:p text:style-name="P62">Journalisation</text:p>
        </text:list-item>
        <text:list-item>
          <text:p text:style-name="P63">Versionnement via Gi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ement pavageau</meta:initial-creator>
    <dc:creator>clement pavageau</dc:creator>
    <meta:creation-date>2026-03-04T10:25:00Z</meta:creation-date>
    <dc:date>2026-03-04T10:36:00Z</dc:date>
    <meta:template xlink:href="Normal" xlink:type="simple"/>
    <meta:editing-cycles>1</meta:editing-cycles>
    <meta:editing-duration>PT660S</meta:editing-duration>
    <meta:document-statistic meta:page-count="3" meta:paragraph-count="5" meta:word-count="457" meta:character-count="2966" meta:row-count="20" meta:non-whitespace-character-count="2514"/>
  </office:meta>
</office:document-meta>
</file>